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 New Roman1" svg:font-family="'Times New Roman'"/>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23bbc9"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257a43"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paragraph-rsid="00279736"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paragraph-rsid="002e0df7"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paragraph-rsid="002eab3f"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1c625"/>
    </style:style>
    <style:style style:name="P11" style:family="paragraph" style:parent-style-name="Standard">
      <style:paragraph-properties fo:text-align="justify" style:justify-single-word="false"/>
      <style:text-properties officeooo:paragraph-rsid="00351e17"/>
    </style:style>
    <style:style style:name="P12" style:family="paragraph" style:parent-style-name="Coms-Phil">
      <style:paragraph-properties fo:text-align="justify" style:justify-single-word="false"/>
      <style:text-properties officeooo:paragraph-rsid="001dcb18"/>
    </style:style>
    <style:style style:name="P13" style:family="paragraph" style:parent-style-name="Coms-Phil">
      <style:text-properties officeooo:paragraph-rsid="001dcb18"/>
    </style:style>
    <style:style style:name="P14" style:family="paragraph" style:parent-style-name="Coms-Phil">
      <style:text-properties officeooo:paragraph-rsid="001f488b"/>
    </style:style>
    <style:style style:name="P15" style:family="paragraph" style:parent-style-name="Coms-Phil">
      <style:text-properties officeooo:rsid="001fdc41" officeooo:paragraph-rsid="001fdc41"/>
    </style:style>
    <style:style style:name="P16" style:family="paragraph" style:parent-style-name="Coms-Phil">
      <style:text-properties officeooo:rsid="001fdc41" officeooo:paragraph-rsid="00476374"/>
    </style:style>
    <style:style style:name="P17" style:family="paragraph" style:parent-style-name="Coms-Phil">
      <style:text-properties officeooo:rsid="0021c625" officeooo:paragraph-rsid="0021c625"/>
    </style:style>
    <style:style style:name="P18" style:family="paragraph" style:parent-style-name="Coms-Phil">
      <style:text-properties officeooo:rsid="0021c625" officeooo:paragraph-rsid="00220ea4"/>
    </style:style>
    <style:style style:name="P19" style:family="paragraph" style:parent-style-name="Coms-Phil">
      <style:text-properties officeooo:rsid="00220ea4" officeooo:paragraph-rsid="00220ea4"/>
    </style:style>
    <style:style style:name="P20" style:family="paragraph" style:parent-style-name="Coms-Phil">
      <style:text-properties officeooo:rsid="0023bbc9" officeooo:paragraph-rsid="0023bbc9"/>
    </style:style>
    <style:style style:name="P21" style:family="paragraph" style:parent-style-name="Coms-Phil">
      <style:text-properties officeooo:rsid="0023bbc9" officeooo:paragraph-rsid="004f53aa"/>
    </style:style>
    <style:style style:name="P22" style:family="paragraph" style:parent-style-name="Coms-Phil">
      <style:text-properties officeooo:rsid="00257a43" officeooo:paragraph-rsid="002636c7"/>
    </style:style>
    <style:style style:name="P23" style:family="paragraph" style:parent-style-name="Coms-Phil">
      <style:text-properties officeooo:rsid="002636c7" officeooo:paragraph-rsid="002636c7"/>
    </style:style>
    <style:style style:name="P24" style:family="paragraph" style:parent-style-name="Coms-Phil">
      <style:text-properties officeooo:rsid="00279736" officeooo:paragraph-rsid="00279736"/>
    </style:style>
    <style:style style:name="P25" style:family="paragraph" style:parent-style-name="Coms-Phil">
      <style:text-properties officeooo:rsid="002b52fd" officeooo:paragraph-rsid="002b52fd"/>
    </style:style>
    <style:style style:name="P26" style:family="paragraph" style:parent-style-name="Coms-Phil">
      <style:text-properties officeooo:rsid="002b785c" officeooo:paragraph-rsid="002b785c"/>
    </style:style>
    <style:style style:name="P27" style:family="paragraph" style:parent-style-name="Coms-Phil">
      <style:text-properties officeooo:rsid="002c53af" officeooo:paragraph-rsid="002c53af"/>
    </style:style>
    <style:style style:name="P28" style:family="paragraph" style:parent-style-name="Coms-Phil">
      <style:text-properties officeooo:rsid="002c53af" officeooo:paragraph-rsid="002d4d49"/>
    </style:style>
    <style:style style:name="P29" style:family="paragraph" style:parent-style-name="Coms-Phil">
      <style:text-properties officeooo:rsid="002e0df7" officeooo:paragraph-rsid="002e0df7"/>
    </style:style>
    <style:style style:name="P30" style:family="paragraph" style:parent-style-name="Coms-Phil">
      <style:text-properties officeooo:rsid="002e0df7" officeooo:paragraph-rsid="005b6cd9"/>
    </style:style>
    <style:style style:name="P31" style:family="paragraph" style:parent-style-name="Coms-Phil">
      <style:text-properties officeooo:rsid="002e0df7" officeooo:paragraph-rsid="005b7517"/>
    </style:style>
    <style:style style:name="P32" style:family="paragraph" style:parent-style-name="Coms-Phil">
      <style:text-properties officeooo:rsid="002eab3f" officeooo:paragraph-rsid="002eab3f"/>
    </style:style>
    <style:style style:name="P33" style:family="paragraph" style:parent-style-name="Coms-Phil">
      <style:text-properties officeooo:rsid="00305d88" officeooo:paragraph-rsid="00305d88"/>
    </style:style>
    <style:style style:name="P34" style:family="paragraph" style:parent-style-name="Coms-Phil">
      <style:text-properties officeooo:rsid="00324b96" officeooo:paragraph-rsid="00324b96"/>
    </style:style>
    <style:style style:name="P35" style:family="paragraph" style:parent-style-name="Coms-Phil">
      <style:text-properties officeooo:rsid="00324b96" officeooo:paragraph-rsid="0033b32f"/>
    </style:style>
    <style:style style:name="P36" style:family="paragraph" style:parent-style-name="Coms-Phil">
      <style:text-properties officeooo:rsid="00351e17" officeooo:paragraph-rsid="00351e17"/>
    </style:style>
    <style:style style:name="P37" style:family="paragraph" style:parent-style-name="Coms-Phil">
      <style:text-properties officeooo:rsid="0035303d" officeooo:paragraph-rsid="0035303d"/>
    </style:style>
    <style:style style:name="P38" style:family="paragraph" style:parent-style-name="Coms-Phil">
      <style:text-properties officeooo:rsid="00361197" officeooo:paragraph-rsid="00361197"/>
    </style:style>
    <style:style style:name="P39" style:family="paragraph" style:parent-style-name="Coms-Phil">
      <style:text-properties officeooo:rsid="00376c02" officeooo:paragraph-rsid="00376c02"/>
    </style:style>
    <style:style style:name="P40" style:family="paragraph" style:parent-style-name="Coms-Phil">
      <style:text-properties officeooo:rsid="00376c02" officeooo:paragraph-rsid="0061f91c"/>
    </style:style>
    <style:style style:name="P41" style:family="paragraph" style:parent-style-name="Coms-Phil">
      <style:text-properties officeooo:rsid="0038aa6b" officeooo:paragraph-rsid="0038aa6b"/>
    </style:style>
    <style:style style:name="P42" style:family="paragraph" style:parent-style-name="Coms-Phil">
      <style:text-properties officeooo:rsid="00395674" officeooo:paragraph-rsid="00395674"/>
    </style:style>
    <style:style style:name="P43" style:family="paragraph" style:parent-style-name="Coms-Phil">
      <style:text-properties officeooo:rsid="00395674" officeooo:paragraph-rsid="006c45ac"/>
    </style:style>
    <style:style style:name="P44" style:family="paragraph" style:parent-style-name="Coms-Phil">
      <style:text-properties officeooo:rsid="00395674" officeooo:paragraph-rsid="006f6d84"/>
    </style:style>
    <style:style style:name="P45" style:family="paragraph" style:parent-style-name="Coms-Phil">
      <style:text-properties officeooo:paragraph-rsid="00395674"/>
    </style:style>
    <style:style style:name="P46" style:family="paragraph" style:parent-style-name="Coms-Phil">
      <style:text-properties officeooo:rsid="003a9599" officeooo:paragraph-rsid="003a9599"/>
    </style:style>
    <style:style style:name="P47" style:family="paragraph" style:parent-style-name="Coms-Phil">
      <style:text-properties officeooo:rsid="003a9599" officeooo:paragraph-rsid="0072cd1a"/>
    </style:style>
    <style:style style:name="P48" style:family="paragraph" style:parent-style-name="Coms-Phil">
      <style:text-properties officeooo:rsid="003af529" officeooo:paragraph-rsid="003af529"/>
    </style:style>
    <style:style style:name="P49" style:family="paragraph" style:parent-style-name="Coms-Phil">
      <style:text-properties officeooo:rsid="003af529" officeooo:paragraph-rsid="00749dcd"/>
    </style:style>
    <style:style style:name="P50" style:family="paragraph" style:parent-style-name="Coms-Phil">
      <style:text-properties officeooo:rsid="003af529" officeooo:paragraph-rsid="0074afb1"/>
    </style:style>
    <style:style style:name="P51" style:family="paragraph" style:parent-style-name="Coms-Phil">
      <style:text-properties officeooo:rsid="003bd51b" officeooo:paragraph-rsid="003bd51b"/>
    </style:style>
    <style:style style:name="P52" style:family="paragraph" style:parent-style-name="Coms-Phil">
      <style:text-properties officeooo:rsid="003bd51b" officeooo:paragraph-rsid="0077b009"/>
    </style:style>
    <style:style style:name="P53" style:family="paragraph" style:parent-style-name="Coms-Phil">
      <style:text-properties officeooo:rsid="003bd51b" officeooo:paragraph-rsid="0077edcb"/>
    </style:style>
    <style:style style:name="P54" style:family="paragraph" style:parent-style-name="Coms-Phil">
      <style:text-properties officeooo:rsid="003bd51b" officeooo:paragraph-rsid="0079e023"/>
    </style:style>
    <style:style style:name="P55" style:family="paragraph" style:parent-style-name="Coms-Phil">
      <style:text-properties officeooo:rsid="003d3d12" officeooo:paragraph-rsid="003d3d12"/>
    </style:style>
    <style:style style:name="P56" style:family="paragraph" style:parent-style-name="Coms-Phil">
      <style:text-properties officeooo:rsid="003d3d12" officeooo:paragraph-rsid="007a83ad"/>
    </style:style>
    <style:style style:name="P57" style:family="paragraph" style:parent-style-name="Coms-Phil">
      <style:text-properties officeooo:rsid="003e2106" officeooo:paragraph-rsid="003e2106"/>
    </style:style>
    <style:style style:name="P58" style:family="paragraph" style:parent-style-name="Coms-Phil">
      <style:text-properties officeooo:rsid="003f9b2e" officeooo:paragraph-rsid="003f9b2e"/>
    </style:style>
    <style:style style:name="P59" style:family="paragraph" style:parent-style-name="Coms-Phil">
      <style:text-properties officeooo:paragraph-rsid="0040c1a2"/>
    </style:style>
    <style:style style:name="P60" style:family="paragraph" style:parent-style-name="Coms-Phil">
      <style:text-properties officeooo:rsid="004126a7" officeooo:paragraph-rsid="004126a7"/>
    </style:style>
    <style:style style:name="P61" style:family="paragraph" style:parent-style-name="Coms-Phil">
      <style:text-properties officeooo:rsid="004128da" officeooo:paragraph-rsid="004128da"/>
    </style:style>
    <style:style style:name="P62" style:family="paragraph" style:parent-style-name="Coms-Phil">
      <style:text-properties officeooo:rsid="0042b377" officeooo:paragraph-rsid="00870cc9"/>
    </style:style>
    <style:style style:name="P63" style:family="paragraph" style:parent-style-name="Coms-Phil">
      <style:text-properties officeooo:rsid="00438b09" officeooo:paragraph-rsid="00438b09"/>
    </style:style>
    <style:style style:name="P64" style:family="paragraph" style:parent-style-name="Coms-Phil">
      <style:text-properties officeooo:rsid="0043aaa9" officeooo:paragraph-rsid="0043aaa9"/>
    </style:style>
    <style:style style:name="P65" style:family="paragraph" style:parent-style-name="Coms-Phil">
      <style:text-properties officeooo:rsid="00447fb0" officeooo:paragraph-rsid="00447fb0"/>
    </style:style>
    <style:style style:name="P66" style:family="paragraph" style:parent-style-name="Coms-Phil">
      <style:text-properties officeooo:rsid="00447fb0" officeooo:paragraph-rsid="0088773b"/>
    </style:style>
    <style:style style:name="P67" style:family="paragraph" style:parent-style-name="Coms-Phil">
      <style:text-properties officeooo:rsid="00447fb0" officeooo:paragraph-rsid="008b1266"/>
    </style:style>
    <style:style style:name="P68" style:family="paragraph" style:parent-style-name="Coms-Phil">
      <style:text-properties officeooo:rsid="004abdac" officeooo:paragraph-rsid="004abdac"/>
    </style:style>
    <style:style style:name="P69" style:family="paragraph" style:parent-style-name="Coms-Phil">
      <style:text-properties officeooo:rsid="0054ecd6" officeooo:paragraph-rsid="0054ecd6"/>
    </style:style>
    <style:style style:name="P70" style:family="paragraph" style:parent-style-name="Coms-Phil">
      <style:text-properties officeooo:rsid="00639678" officeooo:paragraph-rsid="00639678"/>
    </style:style>
    <style:style style:name="P71" style:family="paragraph" style:parent-style-name="Coms-Phil">
      <style:text-properties officeooo:rsid="00639678" officeooo:paragraph-rsid="0064827c"/>
    </style:style>
    <style:style style:name="P72" style:family="paragraph" style:parent-style-name="Coms-Phil">
      <style:text-properties officeooo:rsid="0064827c" officeooo:paragraph-rsid="0064827c"/>
    </style:style>
    <style:style style:name="P73" style:family="paragraph" style:parent-style-name="Coms-Phil">
      <style:text-properties officeooo:rsid="0065e7b6" officeooo:paragraph-rsid="0065e7b6"/>
    </style:style>
    <style:style style:name="P74" style:family="paragraph" style:parent-style-name="Coms-Phil">
      <style:text-properties officeooo:rsid="00685b71" officeooo:paragraph-rsid="00685b71"/>
    </style:style>
    <style:style style:name="P75" style:family="paragraph" style:parent-style-name="Coms-Phil">
      <style:text-properties officeooo:rsid="00685b71" officeooo:paragraph-rsid="006a2c59"/>
    </style:style>
    <style:style style:name="P76" style:family="paragraph" style:parent-style-name="Coms-Phil">
      <style:text-properties officeooo:paragraph-rsid="006adc6a"/>
    </style:style>
    <style:style style:name="P77" style:family="paragraph" style:parent-style-name="Coms-Phil">
      <style:text-properties officeooo:rsid="006f6d84" officeooo:paragraph-rsid="006f6d84"/>
    </style:style>
    <style:style style:name="P78" style:family="paragraph" style:parent-style-name="Coms-Phil">
      <style:text-properties officeooo:rsid="0072cd1a" officeooo:paragraph-rsid="0072cd1a"/>
    </style:style>
    <style:style style:name="P79" style:family="paragraph" style:parent-style-name="Coms-Phil">
      <style:text-properties officeooo:rsid="0074afb1" officeooo:paragraph-rsid="00761640"/>
    </style:style>
    <style:style style:name="P80" style:family="paragraph" style:parent-style-name="Coms-Phil">
      <style:text-properties officeooo:paragraph-rsid="0077b009"/>
    </style:style>
    <style:style style:name="P81" style:family="paragraph" style:parent-style-name="Coms-Phil">
      <style:text-properties fo:font-style="italic" officeooo:rsid="003bd51b" officeooo:paragraph-rsid="0077b009" style:font-style-asian="italic" style:font-style-complex="italic"/>
    </style:style>
    <style:style style:name="P82" style:family="paragraph" style:parent-style-name="Coms-Phil">
      <style:text-properties officeooo:rsid="007c8365" officeooo:paragraph-rsid="007c8365"/>
    </style:style>
    <style:style style:name="P83" style:family="paragraph" style:parent-style-name="Coms-Phil">
      <style:text-properties officeooo:paragraph-rsid="00882f27"/>
    </style:style>
    <style:style style:name="P84" style:family="paragraph" style:parent-style-name="Coms-Phil">
      <style:paragraph-properties fo:text-align="justify" style:justify-single-word="false"/>
      <style:text-properties fo:font-size="12pt" fo:font-weight="normal" officeooo:rsid="00305d88" style:font-size-asian="12pt" style:font-weight-asian="normal" style:font-size-complex="12pt" style:font-weight-complex="normal"/>
    </style:style>
    <style:style style:name="P85" style:family="paragraph" style:parent-style-name="Coms-Phil">
      <style:text-properties fo:font-style="normal" officeooo:rsid="00324b96" officeooo:paragraph-rsid="00324b96" style:font-style-asian="normal" style:font-style-complex="normal"/>
    </style:style>
    <style:style style:name="P86" style:family="paragraph" style:parent-style-name="Coms-Phil">
      <style:text-properties officeooo:rsid="008d06b0" officeooo:paragraph-rsid="008d06b0"/>
    </style:style>
    <style:style style:name="P87" style:family="paragraph" style:parent-style-name="Coms-Phil">
      <style:text-properties officeooo:rsid="008e7308" officeooo:paragraph-rsid="008e7308"/>
    </style:style>
    <style:style style:name="P88"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89"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P90"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officeooo:paragraph-rsid="00395674" style:font-size-asian="12pt" style:font-style-asian="normal" style:font-size-complex="12pt" style:font-style-complex="normal"/>
    </style:style>
    <style:style style:name="P91"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officeooo:paragraph-rsid="003bd51b" style:font-size-asian="12pt" style:font-style-asian="normal" style:font-size-complex="12pt" style:font-style-complex="normal"/>
    </style:style>
    <style:style style:name="P92"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P93"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P94"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style>
    <style:style style:name="P9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9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P9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bold" style:font-size-asian="12pt" style:font-weight-asian="bold" style:font-size-complex="12pt" style:font-weight-complex="bold"/>
    </style:style>
    <style:style style:name="P9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9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P10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01" style:family="paragraph" style:parent-style-name="Coms-Phil">
      <style:paragraph-properties fo:margin-left="0cm" fo:margin-right="0cm" fo:text-indent="0cm" style:auto-text-indent="false"/>
      <style:text-properties style:use-window-font-color="true" style:font-name="Times New Roman" fo:font-size="12pt" fo:font-weight="normal" style:font-size-asian="12pt" style:font-weight-asian="normal" style:font-size-complex="12pt" style:font-weight-complex="normal"/>
    </style:style>
    <style:style style:name="P102" style:family="paragraph" style:parent-style-name="Coms-Phil">
      <style:paragraph-properties fo:margin-left="0cm" fo:margin-right="0cm" fo:text-align="justify" style:justify-single-word="false" fo:text-indent="0cm" style:auto-text-indent="false"/>
      <style:text-properties style:use-window-font-color="true" style:font-name="Times New Roman" fo:font-size="12pt" fo:font-weight="normal" officeooo:paragraph-rsid="0038aa6b" style:font-size-asian="12pt" style:font-weight-asian="normal" style:font-size-complex="12pt" style:font-weight-complex="normal"/>
    </style:style>
    <style:style style:name="P103" style:family="paragraph" style:parent-style-name="Text_20_body">
      <style:text-properties style:use-window-font-color="true" style:font-name="Times New Roman" fo:font-size="12pt" fo:font-weight="normal" style:font-size-asian="12pt" style:font-weight-asian="normal" style:font-size-complex="12pt" style:font-weight-complex="normal"/>
    </style:style>
    <style:style style:name="P104" style:family="paragraph" style:parent-style-name="Text_20_body">
      <style:text-properties style:use-window-font-color="true" style:font-name="Times New Roman" fo:font-size="12pt" style:font-size-asian="12pt" style:font-size-complex="12pt"/>
    </style:style>
    <style:style style:name="P105" style:family="paragraph" style:parent-style-name="Text_20_body">
      <style:text-properties style:use-window-font-color="true" style:font-name="Times New Roman" fo:font-size="12pt" officeooo:paragraph-rsid="00447fb0" style:font-size-asian="12pt" style:font-size-complex="12pt"/>
    </style:style>
    <style:style style:name="P106" style:family="paragraph" style:parent-style-name="Coms-Phil-Redac">
      <style:text-properties officeooo:paragraph-rsid="001dcb18"/>
    </style:style>
    <style:style style:name="P107" style:family="paragraph" style:parent-style-name="Coms-Phil-Premiere-lecture">
      <style:text-properties officeooo:paragraph-rsid="001dcb18"/>
    </style:style>
    <style:style style:name="P108" style:family="paragraph" style:parent-style-name="Coms-Phil">
      <loext:graphic-properties draw:fill="none"/>
      <style:paragraph-properties fo:margin-left="10.4cm" fo:margin-right="0cm" fo:margin-top="0.3cm" fo:margin-bottom="0.3cm" loext:contextual-spacing="false" fo:line-height="100%" fo:text-align="justify" style:justify-single-word="false" fo:text-indent="0cm" style:auto-text-indent="false" fo:background-color="transparent" style:shadow="none" text:number-lines="false" text:line-number="0"/>
      <style:text-properties officeooo:paragraph-rsid="001dcb18"/>
    </style:style>
    <style:style style:name="P109" style:family="paragraph" style:parent-style-name="Coms-Phil" style:master-page-name="">
      <loext:graphic-properties draw:fill="none"/>
      <style:paragraph-properties fo:margin-left="10.4cm" fo:margin-right="0cm" fo:margin-top="0.3cm" fo:margin-bottom="0.3cm" loext:contextual-spacing="false" fo:line-height="100%" fo:text-align="justify" style:justify-single-word="false" fo:text-indent="0cm" style:auto-text-indent="false" style:page-number="auto" fo:background-color="transparent" style:shadow="none" text:number-lines="false" text:line-number="0"/>
      <style:text-properties officeooo:paragraph-rsid="001dcb18"/>
    </style:style>
    <style:style style:name="P110" style:family="paragraph" style:parent-style-name="Text_20_body" style:list-style-name="L4">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11" style:family="paragraph" style:parent-style-name="Coms-Phil">
      <style:text-properties fo:font-size="12pt" fo:font-weight="normal" officeooo:rsid="0090a5c9" officeooo:paragraph-rsid="0090a5c9" style:font-size-asian="12pt" style:font-weight-asian="normal" style:font-size-complex="12pt" style:font-weight-complex="normal"/>
    </style:style>
    <style:style style:name="P112" style:family="paragraph" style:parent-style-name="Coms-Phil">
      <style:text-properties officeooo:paragraph-rsid="0090a5c9"/>
    </style:style>
    <style:style style:name="P113" style:family="paragraph" style:parent-style-name="Coms-Phil" style:list-style-name="L3">
      <style:paragraph-properties fo:margin-top="0cm" fo:margin-bottom="0cm" loext:contextual-spacing="false"/>
    </style:style>
    <style:style style:name="P114" style:family="paragraph" style:parent-style-name="Coms-Phil" style:list-style-name="L3">
      <style:paragraph-properties fo:margin-top="0cm" fo:margin-bottom="0cm" loext:contextual-spacing="false"/>
      <style:text-properties officeooo:rsid="00685b71" officeooo:paragraph-rsid="00685b71"/>
    </style:style>
    <style:style style:name="P11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16"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bold" fo:background-color="#ffff00" loext:char-shading-value="0"/>
    </style:style>
    <style:style style:name="T3" style:family="text">
      <style:text-properties fo:font-style="italic" style:font-style-asian="italic" style:font-style-complex="italic"/>
    </style:style>
    <style:style style:name="T4" style:family="text">
      <style:text-properties fo:font-style="italic" officeooo:rsid="00870cc9" style:font-style-asian="italic" style:font-style-complex="italic"/>
    </style:style>
    <style:style style:name="T5"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7" style:family="text">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68e5b2"/>
    </style:style>
    <style:style style:name="T10" style:family="text">
      <style:text-properties style:text-underline-style="solid" style:text-underline-width="auto" style:text-underline-color="font-color" officeooo:rsid="0072cd1a"/>
    </style:style>
    <style:style style:name="T11" style:family="text">
      <style:text-properties fo:background-color="#ffff00" loext:char-shading-value="0"/>
    </style:style>
    <style:style style:name="T12" style:family="text">
      <style:text-properties officeooo:rsid="000ee4a7"/>
    </style:style>
    <style:style style:name="T13" style:family="text">
      <style:text-properties officeooo:rsid="001dcb18"/>
    </style:style>
    <style:style style:name="T14" style:family="text">
      <style:text-properties officeooo:rsid="00220ea4"/>
    </style:style>
    <style:style style:name="T15" style:family="text">
      <style:text-properties officeooo:rsid="002636c7"/>
    </style:style>
    <style:style style:name="T16" style:family="text">
      <style:text-properties officeooo:rsid="0027e811"/>
    </style:style>
    <style:style style:name="T17" style:family="text">
      <style:text-properties officeooo:rsid="002933fb"/>
    </style:style>
    <style:style style:name="T18" style:family="text">
      <style:text-properties officeooo:rsid="00298a34"/>
    </style:style>
    <style:style style:name="T19" style:family="text">
      <style:text-properties officeooo:rsid="002d4d49"/>
    </style:style>
    <style:style style:name="T20" style:family="text">
      <style:text-properties fo:font-style="normal" style:font-style-asian="normal" style:font-style-complex="normal"/>
    </style:style>
    <style:style style:name="T21" style:family="text">
      <style:text-properties fo:font-style="normal" officeooo:rsid="0035303d" style:font-style-asian="normal" style:font-style-complex="normal"/>
    </style:style>
    <style:style style:name="T22" style:family="text">
      <style:text-properties fo:font-style="normal" officeooo:rsid="005e9e3b" style:font-style-asian="normal" style:font-style-complex="normal"/>
    </style:style>
    <style:style style:name="T23" style:family="text">
      <style:text-properties fo:font-style="normal" officeooo:rsid="00609c7b" style:font-style-asian="normal" style:font-style-complex="normal"/>
    </style:style>
    <style:style style:name="T24" style:family="text">
      <style:text-properties fo:font-style="normal" officeooo:rsid="0060f648" style:font-style-asian="normal" style:font-style-complex="normal"/>
    </style:style>
    <style:style style:name="T25" style:family="text">
      <style:text-properties fo:font-style="normal" officeooo:rsid="0061f91c" style:font-style-asian="normal" style:font-style-complex="normal"/>
    </style:style>
    <style:style style:name="T26" style:family="text">
      <style:text-properties officeooo:rsid="0033b32f"/>
    </style:style>
    <style:style style:name="T27" style:family="text">
      <style:text-properties officeooo:rsid="00395674"/>
    </style:style>
    <style:style style:name="T28" style:family="text">
      <style:text-properties fo:color="#3333ff" style:text-line-through-style="solid" style:text-line-through-type="single"/>
    </style:style>
    <style:style style:name="T29" style:family="text">
      <style:text-properties officeooo:rsid="003a9599"/>
    </style:style>
    <style:style style:name="T30" style:family="text">
      <style:text-properties officeooo:rsid="0040c1a2"/>
    </style:style>
    <style:style style:name="T31" style:family="text">
      <style:text-properties officeooo:rsid="0042b377"/>
    </style:style>
    <style:style style:name="T32" style:family="text">
      <style:text-properties officeooo:rsid="00457407"/>
    </style:style>
    <style:style style:name="T33" style:family="text">
      <style:text-properties officeooo:rsid="004887f9"/>
    </style:style>
    <style:style style:name="T34" style:family="text">
      <style:text-properties officeooo:rsid="004cb052"/>
    </style:style>
    <style:style style:name="T35" style:family="text">
      <style:text-properties officeooo:rsid="004f53aa"/>
    </style:style>
    <style:style style:name="T36" style:family="text">
      <style:text-properties officeooo:rsid="0052172c"/>
    </style:style>
    <style:style style:name="T37" style:family="text">
      <style:text-properties officeooo:rsid="0054ecd6"/>
    </style:style>
    <style:style style:name="T38" style:family="text">
      <style:text-properties officeooo:rsid="0055aae3"/>
    </style:style>
    <style:style style:name="T39" style:family="text">
      <style:text-properties officeooo:rsid="0056fd9b"/>
    </style:style>
    <style:style style:name="T40" style:family="text">
      <style:text-properties officeooo:rsid="005a007f"/>
    </style:style>
    <style:style style:name="T41" style:family="text">
      <style:text-properties officeooo:rsid="005b6cd9"/>
    </style:style>
    <style:style style:name="T42" style:family="text">
      <style:text-properties officeooo:rsid="005b7517"/>
    </style:style>
    <style:style style:name="T43" style:family="text">
      <style:text-properties officeooo:rsid="005cb537"/>
    </style:style>
    <style:style style:name="T44" style:family="text">
      <style:text-properties officeooo:rsid="00609c7b"/>
    </style:style>
    <style:style style:name="T45" style:family="text">
      <style:text-properties officeooo:rsid="00618a54"/>
    </style:style>
    <style:style style:name="T46" style:family="text">
      <style:text-properties officeooo:rsid="0064827c"/>
    </style:style>
    <style:style style:name="T47" style:family="text">
      <style:text-properties officeooo:rsid="00685b71"/>
    </style:style>
    <style:style style:name="T48" style:family="text">
      <style:text-properties officeooo:rsid="0068e5b2"/>
    </style:style>
    <style:style style:name="T49" style:family="text">
      <style:text-properties officeooo:rsid="006a2c59"/>
    </style:style>
    <style:style style:name="T50" style:family="text">
      <style:text-properties officeooo:rsid="006c45ac"/>
    </style:style>
    <style:style style:name="T51" style:family="text">
      <style:text-properties officeooo:rsid="006e4368"/>
    </style:style>
    <style:style style:name="T52" style:family="text">
      <style:text-properties officeooo:rsid="006f6d84"/>
    </style:style>
    <style:style style:name="T53" style:family="text">
      <style:text-properties officeooo:rsid="007223e9"/>
    </style:style>
    <style:style style:name="T54" style:family="text">
      <style:text-properties officeooo:rsid="0072cd1a"/>
    </style:style>
    <style:style style:name="T55" style:family="text">
      <style:text-properties officeooo:rsid="0072db69"/>
    </style:style>
    <style:style style:name="T56" style:family="text">
      <style:text-properties officeooo:rsid="00749dcd"/>
    </style:style>
    <style:style style:name="T57" style:family="text">
      <style:text-properties officeooo:rsid="0074afb1"/>
    </style:style>
    <style:style style:name="T58" style:family="text">
      <style:text-properties officeooo:rsid="00761640"/>
    </style:style>
    <style:style style:name="T59" style:family="text">
      <style:text-properties officeooo:rsid="0077b009"/>
    </style:style>
    <style:style style:name="T60" style:family="text">
      <style:text-properties officeooo:rsid="0077edcb"/>
    </style:style>
    <style:style style:name="T61" style:family="text">
      <style:text-properties officeooo:rsid="0079e023"/>
    </style:style>
    <style:style style:name="T62" style:family="text">
      <style:text-properties officeooo:rsid="007a83ad"/>
    </style:style>
    <style:style style:name="T63" style:family="text">
      <style:text-properties officeooo:rsid="007c85ac"/>
    </style:style>
    <style:style style:name="T64" style:family="text">
      <style:text-properties officeooo:rsid="007e22f6"/>
    </style:style>
    <style:style style:name="T65" style:family="text">
      <style:text-properties officeooo:rsid="00830630"/>
    </style:style>
    <style:style style:name="T66" style:family="text">
      <style:text-properties officeooo:rsid="0083a887"/>
    </style:style>
    <style:style style:name="T67" style:family="text">
      <style:text-properties officeooo:rsid="008404fd"/>
    </style:style>
    <style:style style:name="T68" style:family="text">
      <style:text-properties officeooo:rsid="008530df"/>
    </style:style>
    <style:style style:name="T69" style:family="text">
      <style:text-properties officeooo:rsid="00870cc9"/>
    </style:style>
    <style:style style:name="T70" style:family="text">
      <style:text-properties officeooo:rsid="0088773b"/>
    </style:style>
    <style:style style:name="T71" style:family="text">
      <style:text-properties officeooo:rsid="008b1266"/>
    </style:style>
    <style:style style:name="T72" style:family="text">
      <style:text-properties officeooo:rsid="008c3ad3"/>
    </style:style>
    <style:style style:name="T73" style:family="text">
      <style:text-properties officeooo:rsid="008d06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45cm" fo:text-indent="-0.635cm" fo:margin-left="7.6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8cm" fo:text-indent="-0.635cm" fo:margin-left="8.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915cm" fo:text-indent="-0.635cm" fo:margin-left="8.9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5cm" fo:text-indent="-0.635cm" fo:margin-left="9.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85cm" fo:text-indent="-0.635cm" fo:margin-left="10.1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1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1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 New Roman1" svg:font-family="'Times New Roman'"/>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ms-Phil" style:family="paragraph" style:parent-style-name="Standard">
      <style:paragraph-properties fo:margin-left="3.2cm" fo:margin-right="0cm" fo:margin-top="0.3cm" fo:margin-bottom="0.3cm" loext:contextual-spacing="false" fo:line-height="100%" fo:text-align="justify" style:justify-single-word="false" fo:text-indent="0cm" style:auto-text-indent="false" style:shadow="none" text:number-lines="false" text:line-number="0"/>
      <style:text-properties fo:color="#0000ff" style:font-name="Georgia" fo:font-family="Georgia" style:font-family-generic="roman" style:font-pitch="variable" fo:font-size="12pt" style:font-size-asian="12pt" style:font-size-complex="12pt"/>
    </style:style>
    <style:style style:name="Coms-Phil-Premiere-lecture" style:family="paragraph" style:parent-style-name="Coms-Phil">
      <style:text-properties fo:color="#94006b"/>
    </style:style>
    <style:style style:name="Coms-Phil-Redac" style:family="paragraph" style:parent-style-name="Coms-Phil">
      <style:text-properties fo:color="#355e0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cenario-from-Celtx" style:family="paragraph" style:parent-style-name="Standard" style:class="text">
      <style:text-properties style:font-name="Courier" fo:font-family="Courier" style:font-family-generic="modern" style:font-pitch="fixed" fo:font-size="10pt" fo:language="fr" fo:country="FR" style:font-name-asian="Times New Roman1" style:font-family-asian="'Times New Roman'" style:font-size-asian="10pt" style:language-asian="fr" style:country-asian="FR" style:font-name-complex="Times New Roman1" style:font-family-complex="'Times New Roman'" style:font-size-complex="10pt" style:language-complex="fr" style:country-complex="FR"/>
    </style:style>
    <style:style style:name="Scenario-from-Celtx-INT" style:family="paragraph" style:parent-style-name="Scenario-from-Celtx">
      <style:text-properties fo:text-transform="uppercase"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ied_20_de_20_page" style:display-name="Pied de page" style:family="paragraph" style:parent-style-name="Standard" style:master-page-name="">
      <style:paragraph-properties fo:text-align="end" style:justify-single-word="false" style:page-number="auto"/>
      <style:text-properties fo:color="#808080" fo:font-size="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mileys" style:family="text">
      <style:text-properties style:font-name="Wingdings" fo:font-family="Wingdings" style:font-pitch="variable" style:font-charset="x-symbol" style:text-underline-style="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Pied_20_de_20_page">http://www.atelier-icare.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otte Audebram</meta:initial-creator>
    <meta:creation-date>2018-03-08T11:41:38</meta:creation-date>
    <dc:date>2019-06-29T14:31:51.447818499</dc:date>
    <dc:creator>Philippe Perret</dc:creator>
    <meta:editing-duration>P1DT11H42M43S</meta:editing-duration>
    <meta:editing-cycles>119</meta:editing-cycles>
    <meta:generator>LibreOffice/5.1.6.2$MacOSX_X86_64 LibreOffice_project/07ac168c60a517dba0f0d7bc7540f5afa45f0909</meta:generator>
    <meta:document-statistic meta:table-count="0" meta:image-count="0" meta:object-count="0" meta:page-count="1" meta:paragraph-count="4" meta:word-count="234" meta:character-count="1643" meta:non-whitespace-character-count="1413"/>
  </office:meta>
</office:document-meta>
</file>